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8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8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08"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09"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3"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1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1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1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1"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2"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3"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4"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25"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26"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27"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2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2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2"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3"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4"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6e9a41" fo:background-color="transparent" loext:char-shading-value="0"/>
    </style:style>
    <style:style style:name="T187" style:family="text">
      <style:text-properties officeooo:rsid="0014be24"/>
    </style:style>
    <style:style style:name="T188" style:family="text">
      <style:text-properties officeooo:rsid="00243824"/>
    </style:style>
    <style:style style:name="T189" style:family="text">
      <style:text-properties officeooo:rsid="002479f3"/>
    </style:style>
    <style:style style:name="T190" style:family="text">
      <style:text-properties officeooo:rsid="00296a4d"/>
    </style:style>
    <style:style style:name="T191" style:family="text">
      <style:text-properties officeooo:rsid="002f84eb"/>
    </style:style>
    <style:style style:name="T192" style:family="text">
      <style:text-properties officeooo:rsid="00310c35"/>
    </style:style>
    <style:style style:name="T193" style:family="text">
      <style:text-properties officeooo:rsid="003176bd"/>
    </style:style>
    <style:style style:name="T194" style:family="text">
      <style:text-properties officeooo:rsid="003382b1"/>
    </style:style>
    <style:style style:name="T195" style:family="text">
      <style:text-properties officeooo:rsid="003891cd"/>
    </style:style>
    <style:style style:name="T196" style:family="text">
      <style:text-properties officeooo:rsid="003abe48"/>
    </style:style>
    <style:style style:name="T197" style:family="text">
      <style:text-properties officeooo:rsid="003bc8dc"/>
    </style:style>
    <style:style style:name="T198" style:family="text">
      <style:text-properties officeooo:rsid="003d5abc"/>
    </style:style>
    <style:style style:name="T199" style:family="text">
      <style:text-properties officeooo:rsid="0047045b"/>
    </style:style>
    <style:style style:name="T200" style:family="text">
      <style:text-properties officeooo:rsid="004ca63c"/>
    </style:style>
    <style:style style:name="T201" style:family="text">
      <style:text-properties officeooo:rsid="004d6bcd"/>
    </style:style>
    <style:style style:name="T202" style:family="text">
      <style:text-properties officeooo:rsid="004e2666"/>
    </style:style>
    <style:style style:name="T203" style:family="text">
      <style:text-properties officeooo:rsid="00507fa9"/>
    </style:style>
    <style:style style:name="T204" style:family="text">
      <style:text-properties officeooo:rsid="0053675b"/>
    </style:style>
    <style:style style:name="T205" style:family="text">
      <style:text-properties officeooo:rsid="005846e2"/>
    </style:style>
    <style:style style:name="T206" style:family="text">
      <style:text-properties officeooo:rsid="0063b5b8"/>
    </style:style>
    <style:style style:name="T207" style:family="text">
      <style:text-properties officeooo:rsid="006af5ec"/>
    </style:style>
    <style:style style:name="T208" style:family="text">
      <style:text-properties officeooo:rsid="006b3321"/>
    </style:style>
    <style:style style:name="T209" style:family="text">
      <style:text-properties officeooo:rsid="0169deeb"/>
    </style:style>
    <style:style style:name="T210" style:family="text">
      <style:text-properties officeooo:rsid="017251d2"/>
    </style:style>
    <style:style style:name="T211" style:family="text">
      <style:text-properties officeooo:rsid="017319c9"/>
    </style:style>
    <style:style style:name="T212" style:family="text">
      <style:text-properties officeooo:rsid="016a585f"/>
    </style:style>
    <style:style style:name="T213" style:family="text">
      <style:text-properties officeooo:rsid="0174d63a"/>
    </style:style>
    <style:style style:name="T214" style:family="text">
      <style:text-properties officeooo:rsid="016c8233"/>
    </style:style>
    <style:style style:name="T215" style:family="text">
      <style:text-properties officeooo:rsid="0173a7f8"/>
    </style:style>
    <style:style style:name="T216" style:family="text">
      <style:text-properties fo:color="#9a6704"/>
    </style:style>
    <style:style style:name="T217" style:family="text">
      <style:text-properties fo:color="#9a6704" style:text-underline-style="none" fo:font-weight="bold" style:font-weight-asian="bold" style:font-weight-complex="bold"/>
    </style:style>
    <style:style style:name="T218" style:family="text">
      <style:text-properties fo:color="#9a6704" style:text-underline-style="none" fo:font-weight="bold" officeooo:rsid="006f00c1" style:font-weight-asian="bold" style:font-weight-complex="bold"/>
    </style:style>
    <style:style style:name="T219" style:family="text">
      <style:text-properties fo:color="#9a6704" style:text-underline-style="none" fo:font-weight="bold" officeooo:rsid="006fa85b" style:font-weight-asian="bold" style:font-weight-complex="bold"/>
    </style:style>
    <style:style style:name="T220" style:family="text">
      <style:text-properties fo:color="#9a6704" style:text-underline-style="none" fo:font-weight="bold" officeooo:rsid="007165d2" style:font-weight-asian="bold" style:font-weight-complex="bold"/>
    </style:style>
    <style:style style:name="T221" style:family="text">
      <style:text-properties fo:color="#9a6704" style:text-underline-style="none" fo:font-weight="bold" officeooo:rsid="00726536" style:font-weight-asian="bold" style:font-weight-complex="bold"/>
    </style:style>
    <style:style style:name="T222" style:family="text">
      <style:text-properties fo:color="#9a6704" style:text-underline-style="none" fo:font-weight="bold" officeooo:rsid="007935ca" style:font-weight-asian="bold" style:font-weight-complex="bold"/>
    </style:style>
    <style:style style:name="T223" style:family="text">
      <style:text-properties fo:color="#9a6704" style:text-underline-style="none" fo:font-weight="bold" officeooo:rsid="00812a41" style:font-weight-asian="bold" style:font-weight-complex="bold"/>
    </style:style>
    <style:style style:name="T224" style:family="text">
      <style:text-properties fo:color="#9a6704" style:text-underline-style="none" fo:font-weight="bold" officeooo:rsid="0166d7ca" style:font-weight-asian="bold" style:font-weight-complex="bold"/>
    </style:style>
    <style:style style:name="T225" style:family="text">
      <style:text-properties fo:color="#9a6704" fo:font-weight="bold" style:font-weight-asian="bold" style:font-weight-complex="bold"/>
    </style:style>
    <style:style style:name="T226" style:family="text">
      <style:text-properties fo:color="#9a6704" fo:font-weight="bold" officeooo:rsid="00770fce" style:font-weight-asian="bold" style:font-weight-complex="bold"/>
    </style:style>
    <style:style style:name="T227" style:family="text">
      <style:text-properties fo:color="#9a6704" fo:font-weight="bold" officeooo:rsid="007906d4" style:font-weight-asian="bold" style:font-weight-complex="bold"/>
    </style:style>
    <style:style style:name="T228" style:family="text">
      <style:text-properties fo:color="#9a6704" fo:font-weight="bold" officeooo:rsid="0079c765" style:font-weight-asian="bold" style:font-weight-complex="bold"/>
    </style:style>
    <style:style style:name="T229" style:family="text">
      <style:text-properties fo:color="#9a6704" fo:font-weight="bold" officeooo:rsid="007c31da" style:font-weight-asian="bold" style:font-weight-complex="bold"/>
    </style:style>
    <style:style style:name="T230" style:family="text">
      <style:text-properties fo:color="#9a6704" fo:font-weight="bold" officeooo:rsid="0081834b" style:font-weight-asian="bold" style:font-weight-complex="bold"/>
    </style:style>
    <style:style style:name="T231" style:family="text">
      <style:text-properties fo:color="#9a6704" fo:font-weight="bold" officeooo:rsid="00832805" style:font-weight-asian="bold" style:font-weight-complex="bold"/>
    </style:style>
    <style:style style:name="T232" style:family="text">
      <style:text-properties fo:color="#9a6704" fo:font-weight="bold" officeooo:rsid="00835e28" style:font-weight-asian="bold" style:font-weight-complex="bold"/>
    </style:style>
    <style:style style:name="T233" style:family="text">
      <style:text-properties fo:color="#9a6704" fo:font-weight="bold" officeooo:rsid="00868973" style:font-weight-asian="bold" style:font-weight-complex="bold"/>
    </style:style>
    <style:style style:name="T234" style:family="text">
      <style:text-properties fo:color="#9a6704" fo:font-weight="bold" officeooo:rsid="00fc49bb" style:font-weight-asian="bold" style:font-weight-complex="bold"/>
    </style:style>
    <style:style style:name="T235" style:family="text">
      <style:text-properties fo:color="#9a6704" fo:font-weight="bold" officeooo:rsid="01011597" style:font-weight-asian="bold" style:font-weight-complex="bold"/>
    </style:style>
    <style:style style:name="T236" style:family="text">
      <style:text-properties fo:color="#9a6704" fo:font-weight="bold" officeooo:rsid="0108ecce" style:font-weight-asian="bold" style:font-weight-complex="bold"/>
    </style:style>
    <style:style style:name="T237" style:family="text">
      <style:text-properties fo:color="#9a6704" fo:font-weight="bold" officeooo:rsid="0189c89c" style:font-weight-asian="bold" style:font-weight-complex="bold"/>
    </style:style>
    <style:style style:name="T238" style:family="text">
      <style:text-properties fo:color="#9a6704" fo:font-weight="bold" officeooo:rsid="012375d9" style:font-weight-asian="bold" style:font-weight-complex="bold"/>
    </style:style>
    <style:style style:name="T239" style:family="text">
      <style:text-properties fo:color="#9a6704" fo:font-weight="bold" officeooo:rsid="012ae8db" style:font-weight-asian="bold" style:font-weight-complex="bold"/>
    </style:style>
    <style:style style:name="T240" style:family="text">
      <style:text-properties fo:color="#9a6704" fo:font-weight="bold" officeooo:rsid="00e1eee2" style:font-weight-asian="bold" style:font-weight-complex="bold"/>
    </style:style>
    <style:style style:name="T241" style:family="text">
      <style:text-properties fo:color="#9a6704" fo:font-style="normal" style:font-style-asian="normal" style:font-style-complex="normal"/>
    </style:style>
    <style:style style:name="T242" style:family="text">
      <style:text-properties fo:color="#9a6704" officeooo:rsid="018c2567"/>
    </style:style>
    <style:style style:name="T243" style:family="text">
      <style:text-properties officeooo:rsid="006edeed"/>
    </style:style>
    <style:style style:name="T244" style:family="text">
      <style:text-properties officeooo:rsid="006f0645"/>
    </style:style>
    <style:style style:name="T245" style:family="text">
      <style:text-properties officeooo:rsid="006fa85b"/>
    </style:style>
    <style:style style:name="T246" style:family="text">
      <style:text-properties officeooo:rsid="00727508"/>
    </style:style>
    <style:style style:name="T247" style:family="text">
      <style:text-properties officeooo:rsid="007165d2"/>
    </style:style>
    <style:style style:name="T248" style:family="text">
      <style:text-properties officeooo:rsid="01a15473"/>
    </style:style>
    <style:style style:name="T249" style:family="text">
      <style:text-properties officeooo:rsid="0074b6f6"/>
    </style:style>
    <style:style style:name="T250" style:family="text">
      <style:text-properties officeooo:rsid="00765394"/>
    </style:style>
    <style:style style:name="T251" style:family="text">
      <style:text-properties officeooo:rsid="0167706e"/>
    </style:style>
    <style:style style:name="T252" style:family="text">
      <style:text-properties officeooo:rsid="007a9844"/>
    </style:style>
    <style:style style:name="T253" style:family="text">
      <style:text-properties officeooo:rsid="007e1cf4"/>
    </style:style>
    <style:style style:name="T254" style:family="text">
      <style:text-properties officeooo:rsid="007fdfb7"/>
    </style:style>
    <style:style style:name="T255" style:family="text">
      <style:text-properties officeooo:rsid="0082e6e6"/>
    </style:style>
    <style:style style:name="T256" style:family="text">
      <style:text-properties officeooo:rsid="00b53210"/>
    </style:style>
    <style:style style:name="T257" style:family="text">
      <style:text-properties officeooo:rsid="00b33b60"/>
    </style:style>
    <style:style style:name="T258" style:family="text">
      <style:text-properties fo:color="#407927" fo:font-weight="bold" style:font-weight-asian="bold" style:font-weight-complex="bold"/>
    </style:style>
    <style:style style:name="T259" style:family="text">
      <style:text-properties fo:color="#407927" fo:font-weight="bold" officeooo:rsid="009be54c" style:font-weight-asian="bold" style:font-weight-complex="bold"/>
    </style:style>
    <style:style style:name="T260" style:family="text">
      <style:text-properties fo:color="#407927" fo:font-weight="bold" officeooo:rsid="00b2a6f9" style:font-weight-asian="bold" style:font-weight-complex="bold"/>
    </style:style>
    <style:style style:name="T261" style:family="text">
      <style:text-properties fo:color="#407927" fo:font-weight="bold" officeooo:rsid="00b66781" style:font-weight-asian="bold" style:font-weight-complex="bold"/>
    </style:style>
    <style:style style:name="T262" style:family="text">
      <style:text-properties fo:color="#407927" fo:font-weight="bold" officeooo:rsid="00be7caa" style:font-weight-asian="bold" style:font-weight-complex="bold"/>
    </style:style>
    <style:style style:name="T263" style:family="text">
      <style:text-properties fo:color="#407927" fo:font-weight="bold" officeooo:rsid="00929723" style:font-weight-asian="bold" style:font-weight-complex="bold"/>
    </style:style>
    <style:style style:name="T264" style:family="text">
      <style:text-properties fo:color="#407927" fo:font-weight="bold" officeooo:rsid="0098f42c" style:font-weight-asian="bold" style:font-weight-complex="bold"/>
    </style:style>
    <style:style style:name="T265" style:family="text">
      <style:text-properties fo:color="#407927" fo:font-weight="bold" officeooo:rsid="009e5230" style:font-weight-asian="bold" style:font-weight-complex="bold"/>
    </style:style>
    <style:style style:name="T266" style:family="text">
      <style:text-properties fo:color="#407927" fo:font-weight="bold" officeooo:rsid="009f19c7" style:font-weight-asian="bold" style:font-weight-complex="bold"/>
    </style:style>
    <style:style style:name="T267" style:family="text">
      <style:text-properties fo:color="#407927" fo:font-weight="bold" officeooo:rsid="00fbb711" style:font-weight-asian="bold" style:font-weight-complex="bold"/>
    </style:style>
    <style:style style:name="T268" style:family="text">
      <style:text-properties fo:color="#407927" fo:font-weight="bold" officeooo:rsid="00f35858" style:font-weight-asian="bold" style:font-weight-complex="bold"/>
    </style:style>
    <style:style style:name="T269" style:family="text">
      <style:text-properties fo:color="#407927" fo:font-weight="bold" officeooo:rsid="00f68605" style:font-weight-asian="bold" style:font-weight-complex="bold"/>
    </style:style>
    <style:style style:name="T270" style:family="text">
      <style:text-properties fo:color="#407927" fo:font-weight="bold" officeooo:rsid="017c9522" style:font-weight-asian="bold" style:font-weight-complex="bold"/>
    </style:style>
    <style:style style:name="T271" style:family="text">
      <style:text-properties fo:color="#407927" fo:font-style="normal" fo:font-weight="bold" officeooo:rsid="00c2242d" style:font-style-asian="normal" style:font-weight-asian="bold" style:font-style-complex="normal" style:font-weight-complex="bold"/>
    </style:style>
    <style:style style:name="T272" style:family="text">
      <style:text-properties fo:color="#407927" fo:font-style="normal" fo:font-weight="bold" officeooo:rsid="00c7f5e0" style:font-style-asian="normal" style:font-weight-asian="bold" style:font-style-complex="normal" style:font-weight-complex="bold"/>
    </style:style>
    <style:style style:name="T273" style:family="text">
      <style:text-properties fo:color="#407927" fo:font-style="normal" fo:font-weight="bold" officeooo:rsid="00ccaf7e" style:font-style-asian="normal" style:font-weight-asian="bold" style:font-style-complex="normal" style:font-weight-complex="bold"/>
    </style:style>
    <style:style style:name="T274" style:family="text">
      <style:text-properties fo:color="#407927" fo:font-style="normal" fo:font-weight="bold" officeooo:rsid="00cdfbc5" style:font-style-asian="normal" style:font-weight-asian="bold" style:font-style-complex="normal" style:font-weight-complex="bold"/>
    </style:style>
    <style:style style:name="T275" style:family="text">
      <style:text-properties fo:color="#407927" fo:font-style="normal" style:font-style-asian="normal" style:font-style-complex="normal"/>
    </style:style>
    <style:style style:name="T276" style:family="text">
      <style:text-properties officeooo:rsid="00a25fd1"/>
    </style:style>
    <style:style style:name="T277" style:family="text">
      <style:text-properties officeooo:rsid="00a2aa1c"/>
    </style:style>
    <style:style style:name="T278" style:family="text">
      <style:text-properties officeooo:rsid="011a9f29"/>
    </style:style>
    <style:style style:name="T279" style:family="text">
      <style:text-properties officeooo:rsid="0186ffbd"/>
    </style:style>
    <style:style style:name="T280" style:family="text">
      <style:text-properties officeooo:rsid="008f1a3e"/>
    </style:style>
    <style:style style:name="T281" style:family="text">
      <style:text-properties officeooo:rsid="008fe95f"/>
    </style:style>
    <style:style style:name="T282" style:family="text">
      <style:text-properties officeooo:rsid="00b9a72a"/>
    </style:style>
    <style:style style:name="T283" style:family="text">
      <style:text-properties officeooo:rsid="009382b8"/>
    </style:style>
    <style:style style:name="T284" style:family="text">
      <style:text-properties officeooo:rsid="0094a41c"/>
    </style:style>
    <style:style style:name="T285" style:family="text">
      <style:text-properties officeooo:rsid="006e9a41"/>
    </style:style>
    <style:style style:name="T286" style:family="text">
      <style:text-properties officeooo:rsid="006f1d96"/>
    </style:style>
    <style:style style:name="T287" style:family="text">
      <style:text-properties officeooo:rsid="0099c25d"/>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5ab8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he Witcher 3: Enhanced Edition – Step by Step</text:p>
      <text:p text:style-name="P96">- Guide by Lady Glass -</text:p>
      <text:p text:style-name="P30"/>
      <text:p text:style-name="P189">Installation <text:span text:style-name="T106">(Modders)</text:span></text:p>
      <text:p text:style-name="P31">Unpack the archive. Put the three folders in your Witcher 3 top level directory. Overwrite your <text:span text:style-name="T107">input.settings </text:span>file with the included <text:span text:style-name="T107">input.settings </text:span>file.</text:p>
      <text:p text:style-name="P30"/>
      <text:p text:style-name="P193"><text:span text:style-name="T116">Installation (</text:span><text:span text:style-name="T117">Casual</text:span><text:span text:style-name="T116">)</text:span></text:p>
      <text:p text:style-name="P30"><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2"><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2"><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2"><text:span text:style-name="T136">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7"/>
      <text:p text:style-name="P192">Installation (First Launch)</text:p>
      <text:p text:style-name="P188"><text:span text:style-name="T140">After installing all mod files to the correct locations, launch </text:span><text:span text:style-name="T141">your game</text:span><text:span text:style-name="T140">.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3"><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8"><text:soft-page-break/></text:p>
      <text:p text:style-name="P194">Installation (Updating)</text:p>
      <text:p text:style-name="P34"><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5"><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9"/>
      <text:p text:style-name="P190"><text:span text:style-name="T77">W</text:span><text:span text:style-name="T76">arnings and Tips</text:span></text:p>
      <text:list xml:id="list3695352316" text:style-name="L1">
        <text:list-item>
          <text:p text:style-name="P208"><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08"><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08"><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09"><text:span text:style-name="T147">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8">The Witcher 3: Wild Hunt</text:span><text:span text:style-name="T85"> older than 1.31 (September 12, 2016). If you do not know your version number, </text:span><text:span text:style-name="T86">check the game’s main menu.</text:span></text:p>
        </text:list-item>
        <text:list-item>
          <text:p text:style-name="P210"><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1"><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2"><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6"/>
      <text:p text:style-name="P191">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9"><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200">Credits</text:p>
      <text:p text:style-name="P195"/>
      <text:p text:style-name="P21"><text:span text:style-name="T147"><text:tab/>The Witcher 3: Enhanced Edition</text:span><text:span text:style-name="T81"> by Sir Reaperrz, Esq.</text:span></text:p>
      <text:p text:style-name="P21"><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1"><text:span text:style-name="T147"><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2"><text:span text:style-name="T147"><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20"><text:span text:style-name="T147"><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20"><text:span text:style-name="T147"><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20"><text:span text:style-name="T147"><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20"><text:span text:style-name="T147"><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3"><text:span text:style-name="T147"><text:tab/>Immersive Cam </text:span><text:span text:style-name="T81">and </text:span><text:span text:style-name="T147">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4"><text:span text:style-name="T147"><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4"><text:span text:style-name="T147"><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20"><text:span text:style-name="T147"><text:tab/></text:span><text:span text:style-name="T149">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20"><text:span text:style-name="T147"><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20"><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2"><text:span text:style-name="T81"><text:tab/>Special contributions </text:span><text:span text:style-name="T89">by</text:span><text:span text:style-name="T81"> tmentink and BloodyCharacter</text:span></text:p>
      <text:p text:style-name="P40"><text:tab/>Potion bottle asset by RayDess</text:p>
      <text:p text:style-name="P40"><text:tab/>XML edits by PeasantHenry</text:p>
      <text:p text:style-name="P22"><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2"><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5"><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06">Table of Contents</text:p>
      <text:p text:style-name="P199"/>
      <text:p text:style-name="P28"><text:span text:style-name="T81">The manual will proceed </text:span><text:span text:style-name="T92">topically</text:span><text:span text:style-name="T81">, one subject at a time.</text:span><text:span text:style-name="T91"> Topics will be addressed in the following order:</text:span></text:p>
      <text:p text:style-name="P88"/>
      <text:list xml:id="list1546799708" text:style-name="L2">
        <text:list-item>
          <text:p text:style-name="P214">Combat Controls</text:p>
        </text:list-item>
        <text:list-item>
          <text:p text:style-name="P215">Combat Concepts</text:p>
        </text:list-item>
        <text:list-item>
          <text:p text:style-name="P215">Exploration and Economy</text:p>
        </text:list-item>
        <text:list-item>
          <text:p text:style-name="P216">Alchemy and Crafting</text:p>
        </text:list-item>
        <text:list-item>
          <text:p text:style-name="P216">Signs and Talents</text:p>
        </text:list-item>
        <text:list-item>
          <text:p text:style-name="P217">Technical Information</text:p>
        </text:list-item>
      </text:list>
      <text:p text:style-name="P206">Combat Controls</text:p>
      <text:p text:style-name="P199"/>
      <text:p text:style-name="P29"><text:span text:style-name="T95"><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4">- </text:span><text:span text:style-name="T69">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4"><text:tab/></text:span><text:span text:style-name="T70">-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6">- </text:span><text:span text:style-name="T167">Special Attacks</text:span><text:span text:style-name="T1"><text:tab/></text:span></text:p>
      <text:p text:style-name="P102"><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7"/>
      <text:p text:style-name="P103"><text:span text:style-name="T1"><text:tab/></text:span><text:span text:style-name="T166">- </text:span><text:span text:style-name="T168">Block</text:span></text:p>
      <text:p text:style-name="P104"><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8"/>
      <text:p text:style-name="P106"><text:span text:style-name="T1"><text:tab/></text:span><text:span text:style-name="T169">- Counter</text:span></text:p>
      <text:p text:style-name="P112">Press the block key while facing an enemy who has just begun an attack to <text:span text:style-name="T119">counter</text:span> that attack. <text:span text:style-name="T187">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5">[February 08, 2019: Kicking some enemies, <text:span text:style-name="T111">e.g.</text:span> ghouls, may cause them to dodge backwards, pulling you with them. There are no plans to change this behavior.]</text:p>
      <text:p text:style-name="P115"/>
      <text:p text:style-name="P115"><text:tab/><text:span text:style-name="T171">- Dodge and Roll</text:span></text:p>
      <text:p text:style-name="P116">Press the dodge key to take a step back. Combine it with the direction inputs to dodge in a specified direction. You can do the same with the roll key. While you play one of these animations, you are <text:span text:style-name="T119">dodging</text:span>.</text:p>
      <text:p text:style-name="P117">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0">(30% - 60%) </text:span>of the <text:span text:style-name="T335">dodge’s</text:span> animation.</text:p>
      <text:p text:style-name="P117">The first and last parts of the dodge, and dodges outside of the safe angle, provide reduced protection or no protection, depending on <text:span text:style-name="T188">your degree of inaccuracy. Partially dodged attacks are called </text:span><text:span text:style-name="T121">grazes</text:span><text:span text:style-name="T189">.</text:span></text:p>
      <text:p text:style-name="P118">Hold block while dodging (not rolling) for extra protection; you will be able to counter some of the attacks you would have failed to dodge.</text:p>
      <text:p text:style-name="P118"/>
      <text:p text:style-name="P118"><text:tab/><text:span text:style-name="T172">- </text:span><text:span text:style-name="T173">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4">- Sign Casting</text:span></text:p>
      <text:p text:style-name="P122">Selecting a sign using its selection key will immediately cast it. Select a sign using the radial menu if you do not wish to cast it immediately.</text:p>
      <text:p text:style-name="P122"/>
      <text:p text:style-name="P122"><text:tab/><text:span text:style-name="T170">- </text:span><text:span text:style-name="T175">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1">Combat Concepts</text:p>
      <text:p text:style-name="P196"/>
      <text:p text:style-name="P26"><text:span text:style-name="T81"><text:tab/></text:span><text:span text:style-name="T163">- </text:span><text:span text:style-name="T164">Vitality</text:span></text:p>
      <text:p text:style-name="P129">Your health bar appears in red. If it’s not there and you want to see it, hold [Enter] to force <text:span text:style-name="T111">Friendly HUD</text:span> to show it to you. <text:span text:style-name="T191">At the beginning of the game, you have a vitality maximum of 6,000 points. At 0 points, you die. Ways of increasing your maximum vitality are </text:span><text:span text:style-name="T122">uncommon</text:span><text:span text:style-name="T192">. In </text:span><text:span text:style-name="T112">Enhanced Edition</text:span><text:span text:style-name="T193">, increases to your survivability usually take other forms, like points of increased dodge safe angle or evasion speed.</text:span></text:p>
      <text:p text:style-name="P130">Be aware of your <text:span text:style-name="T119">percent vitality</text:span>. As your health bar empties you lose stamina regeneration, vigor regeneration, movement speed, and poise. <text:span text:style-name="T195">When you fall below 30% of your maximum vitality, you lose the ability to sprint and run out of combat and will begin to limp. Unlike in some games, which treat life and death as a single line that you cross at 0 health, </text:span><text:span text:style-name="T113">Enhanced Edition</text:span><text:span text:style-name="T194"> monitors and displays your </text:span><text:span text:style-name="T123">steady progress towards death</text:span><text:span text:style-name="T194">.</text:span></text:p>
      <text:p text:style-name="P131">Get your vitality back by consuming food and drink. These consumable items have little immediate impact but have a long duration, making them your primary source of vitality between encounters. <text:span text:style-name="T196">You can only benefit from one food item and one drink item at any time. </text:span><text:span text:style-name="T124">The vitality regeneration of both food and drink is suspended during combat</text:span><text:span text:style-name="T197">, but the stamina regeneration of drink items continues.</text:span></text:p>
      <text:p text:style-name="P132">You can use the time-lapse feature of meditation (see Meditation) to consume multiple food <text:span text:style-name="T198">or drink</text:span> items in succession. You also regenerate 1 point of vitality every second under most circumstances, enabling you to meditate away scratches without consuming food or drink.</text:p>
      <text:p text:style-name="P132"/>
      <text:p text:style-name="P132"><text:tab/><text:span text:style-name="T170">- </text:span><text:span text:style-name="T176">Stamina</text:span></text:p>
      <text:p text:style-name="P133">The stamina <text:span text:style-name="T199">bar </text:span>is yellow and wraps around the <text:span text:style-name="T199">bottom of the wolf medallion. It refills rapidly over time. When you dodge, roll, attack, counter, or sprint, you pay a stamina cost for that action, and you start an invisible 1-second timer called “stamina </text:span><text:soft-page-break/><text:span text:style-name="T199">lockout.” You do not regenerate stamina while taking an action with a stamina cost or while the stamina lockout timer is running. </text:span><text:span text:style-name="T125">Wait 1 full second</text:span><text:span text:style-name="T199">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202">Attempting an attack while the stamina bar is empty will result in a severely slowed attack.</text:span></text:p>
      <text:p text:style-name="P134"><text:span text:style-name="T202">Additionally, you </text:span>suffer a damage penalty while low on stamina, up to -40% <text:span text:style-name="T201">for</text:span> your <text:span text:style-name="T200">attacks</text:span> when the bar is completely empty.</text:p>
      <text:p text:style-name="P134"/>
      <text:p text:style-name="P134"><text:tab/><text:span text:style-name="T170">- </text:span><text:span text:style-name="T177">Vigor</text:span></text:p>
      <text:p text:style-name="P135">The red half-wheel to the left of the medallion is vigor. Every sign you cast in its standard mode costs <text:span text:style-name="T244">1</text:span> <text:span text:style-name="T119">vigor point</text:span>, or one-third of the full bar. <text:span text:style-name="T203">Every point of vigor missing from your bar reduces your damage by 10%, down to a minimum of 70% when all vigor has been spent.</text:span></text:p>
      <text:p text:style-name="P136">The alternate modes of Aard, Yrden, and Axii also cost <text:span text:style-name="T244">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8">- Toxicity</text:span></text:p>
      <text:p text:style-name="P137">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7"><text:soft-page-break/>You have a 50-point toxicity <text:span text:style-name="T119">safe threshold</text:span>, and any number of toxicity points below this number will have no adverse effect on you. Toxicity above this amount will deal steady damage to your vitality. <text:span text:style-name="T204">Note that increases to your maximum toxicity do not automatically increase your safe threshold.</text:span></text:p>
      <text:p text:style-name="P138">Toxicity <text:span text:style-name="T119">constantly “clears” down to 0 </text:span>at a slow rate. Toxicity points associated with an alchemy product begin to clear faster once that alchemy product has worn off.</text:p>
      <text:p text:style-name="P138"/>
      <text:p text:style-name="P138"><text:tab/><text:span text:style-name="T170">- </text:span><text:span text:style-name="T179">Adrenaline</text:span></text:p>
      <text:p text:style-name="P139">Adrenaline points are temporary boosts you can get in combat. They appear <text:span text:style-name="T337">among</text:span> the buffs on your HUD as a percent over a picture of a human heart. <text:span text:style-name="T205">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9">high percent vitality</text:span>.</text:p>
      <text:p text:style-name="P141">Adrenaline points begin to fall off after a few seconds unless you continue to take combat actions like dodging, attacking, and countering.</text:p>
      <text:p text:style-name="P141"/>
      <text:p text:style-name="P141"><text:tab/><text:span text:style-name="T180">-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70">- </text:span><text:span text:style-name="T181">Injuries</text:span></text:p>
      <text:p text:style-name="P143">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6">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6">The chance is 10% on attacks and 20% on dodges.</text:span></text:p>
      <text:p text:style-name="P145">Chest and spine injuries apply 5 stacks of bleeding (see Status Effects) immediately. Spine injuries increase the damage you take from behind by <text:span text:style-name="T185">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70">- </text:span><text:span text:style-name="T182">Killmoves</text:span></text:p>
      <text:p text:style-name="P147">Also called “executes,” “finishers,” or “finishing moves,” you score one of these by fast attacking any enemy who is at 0 health but hasn’t fallen down yet. <text:span text:style-name="T207">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8">awarded after killing an enemy).</text:span></text:p>
      <text:p text:style-name="P149">If you killmove the last enemy in a fight, you get a time slowdown and camera zoom.</text:p>
      <text:p text:style-name="P41"/>
      <text:p text:style-name="P41"><text:soft-page-break/><text:tab/><text:span text:style-name="T183">- Status Effects</text:span></text:p>
      <text:p text:style-name="P41">Burning deals continuous damage until it times out. No stacking.</text:p>
      <text:p text:style-name="P41">Bleeding deals continuous damage until it times out. Stacks up to 8 times <text:span text:style-name="T209">on you and 15 times on enemies.</text:span></text:p>
      <text:p text:style-name="P41">Poison on <text:span text:style-name="T243">you</text:span> slowly increases toxicity and deals continuous damage until it times out. Poison on <text:span text:style-name="T243">anyone else </text:span>deals continuous damage. Stacks up to 5 times.</text:p>
      <text:p text:style-name="P41">Blindness makes an actor unable to attack until it times out. Blindness also briefly turns the screen white when applied to <text:span text:style-name="T243">you</text:span>. No stacking.</text:p>
      <text:p text:style-name="P41">Slowdown <text:span text:style-name="T210">or chilled</text:span> makes an actor move slower. <text:span text:style-name="T210">Slowdowns s</text:span>tack additively up to 100%. <text:span text:style-name="T210">Chilled is increased to frozen by stacking twice.</text:span></text:p>
      <text:p text:style-name="P41">Frozen <text:span text:style-name="T211">or paralyzed</text:span> <text:span text:style-name="T212">makes an actor stop moving until it times out. Frozen actors take additional damage during this time. No stacking.</text:span></text:p>
      <text:p text:style-name="P41"><text:span text:style-name="T213">Stun</text:span> <text:span text:style-name="T214">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4">.</text:span></text:p>
      <text:p text:style-name="P42">Hypnosis on <text:span text:style-name="T243">you</text:span> turns the screen dark until it times out. No stacking.</text:p>
      <text:p text:style-name="P41">Stagger makes an actor move a step backward, and removes their ability to take other actions until it times out. No stacking.</text:p>
      <text:p text:style-name="P43"><text:span text:style-name="T215">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2">Exploration and Economy</text:p>
      <text:p text:style-name="P197"/>
      <text:p text:style-name="P89"><text:span text:style-name="T146"><text:tab/></text:span><text:span text:style-name="T217">- </text:span><text:span text:style-name="T219">Your</text:span><text:span text:style-name="T218"> Inventory</text:span></text:p>
      <text:p text:style-name="P150"><text:span text:style-name="T245">You</text:span> can carry up to 75 unnamed “units” of weight, beyond which <text:span text:style-name="T245">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4"/>
      <text:p text:style-name="P90"><text:span text:style-name="T153"><text:tab/></text:span><text:span text:style-name="T220">- </text:span><text:span text:style-name="T221">Roach’s Inventory</text:span></text:p>
      <text:p text:style-name="P151"><text:span text:style-name="T247">P</text:span>ress [P] while near your horse to open her saddlebags, <text:span text:style-name="T248">or double tap the whistle button.</text:span> You can also access this “stash” by visiting one of the large chests in:</text:p>
      <text:list xml:id="list1044033141" text:style-name="L3">
        <text:list-item>
          <text:p text:style-name="P218">The Inn, White Orchard</text:p>
        </text:list-item>
        <text:list-item>
          <text:p text:style-name="P218">The downstairs bedroom across from the kitchen, Crow’s Perch, Velen</text:p>
        </text:list-item>
        <text:list-item>
          <text:p text:style-name="P218">The Rosemary and Thyme, Novigrad</text:p>
        </text:list-item>
        <text:list-item>
          <text:p text:style-name="P218">New Port Inn, Kaer Trolde, Skellige</text:p>
        </text:list-item>
        <text:list-item>
          <text:p text:style-name="P218">Master Bedroom, Corvo Bianco, Toussaint</text:p>
        </text:list-item>
      </text:list>
      <text:p text:style-name="P91"><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5">While haggling with merchants, <text:span text:style-name="T249">you can</text:span> sell from the contents of your saddlebags, regardless of proximity to Roach. <text:span text:style-name="T249">You can dismantle or repair things in the saddlebags, and so on, just as if they were in your inventory. </text:span>You also have access to the stash while meditating, regardless of Roach’s location.</text:p>
      <text:p text:style-name="P45"><text:soft-page-break/></text:p>
      <text:p text:style-name="P91"><text:span text:style-name="T146"><text:tab/></text:span><text:span text:style-name="T217">- </text:span><text:span text:style-name="T222">Area Looting</text:span></text:p>
      <text:p text:style-name="P152">When <text:span text:style-name="T250">you</text:span> open a container, dead body, or herb container, <text:span text:style-name="T250">the game a</text:span>lso check<text:span text:style-name="T250">s</text:span> other nearby objects of the same type. Their contents will be displayed in the same loot window, listed below the contents of the central container.</text:p>
      <text:p text:style-name="P153">Area looting is performed in a radius around <text:span text:style-name="T119">you</text:span>, not around the container.</text:p>
      <text:p text:style-name="P153"/>
      <text:p text:style-name="P153"><text:tab/><text:span text:style-name="T226">- Horseback Looting</text:span></text:p>
      <text:p text:style-name="P154">Visit <text:span text:style-name="T119">Options &gt; Key Bindings</text:span> to set an input to loot herbs while on horseback. Herbs in a radius around you will be picked and added immediately to the saddlebags.</text:p>
      <text:p text:style-name="P154"/>
      <text:p text:style-name="P154"><text:tab/><text:span text:style-name="T225">- </text:span><text:span text:style-name="T227">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52">[February 08, 2019: </text:span>It is not tested at this time whether treasure hunt quests still occasionally fail as a result of <text:span text:style-name="T111">Enhanced Edition</text:span> removing useless loot.<text:span text:style-name="T252">]</text:span></text:p>
      <text:p text:style-name="P155"/>
      <text:p text:style-name="P155"><text:tab/><text:span text:style-name="T225">- </text:span><text:span text:style-name="T228">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7"/>
      <text:p text:style-name="P92"><text:span text:style-name="T146"><text:tab/></text:span><text:span text:style-name="T217">-</text:span><text:span text:style-name="T223"> R</text:span><text:span text:style-name="T224">elic Restoration</text:span></text:p>
      <text:p text:style-name="P156"><text:span text:style-name="T253">There are no duplicates of relic weapons. </text:span>Only one copy of each of The Harpy, <text:span text:style-name="T251">Headhunter, etc., can be found. When you find these items, they may be in unusable </text:span><text:soft-page-break/><text:span text:style-name="T251">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5">- </text:span><text:span text:style-name="T229">Weapon Alternatives</text:span></text:p>
      <text:p text:style-name="P157">You can wield one and two-handed axes and maces, but cannot use attack distance modifiers with the two-handed versions. <text:span text:style-name="T254">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30">- Monster Trophies</text:span></text:p>
      <text:p text:style-name="P158">When you complete a contract, you will take a trophy off the monster’s body. To the right buyer, these are quite valuable. They are also fairly heavy and have no <text:span text:style-name="T255">other </text:span>uses.</text:p>
      <text:p text:style-name="P158"/>
      <text:p text:style-name="P158"><text:tab/><text:span text:style-name="T225">- </text:span><text:span text:style-name="T231">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5">- </text:span><text:span text:style-name="T232">Night Sight</text:span></text:p>
      <text:p text:style-name="P160">Press Night Sight (Mouse 4 by default) to toggle night vision.</text:p>
      <text:p text:style-name="P160"/>
      <text:p text:style-name="P160"><text:tab/><text:span text:style-name="T233">- Deleveling</text:span></text:p>
      <text:p text:style-name="P172">There are no “character levels” or “item levels”<text:span text:style-name="T136"> in </text:span><text:span text:style-name="T107">Enhanced Edition</text:span><text:span text:style-name="T136">.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4"><text:span text:style-name="T143">T</text:span><text:span text:style-name="T136">o learn more about improving your character, see Skills and Talents.</text:span></text:p>
      <text:p text:style-name="P203">Alchemy and Crafting</text:p>
      <text:p text:style-name="P198"/>
      <text:p text:style-name="P48"><text:tab/><text:span text:style-name="T258">- </text:span><text:span text:style-name="T259">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80">you</text:span> will kneel facing it. If <text:span text:style-name="T280">your character</text:span> does not detect a nearby fire, <text:span text:style-name="T280">you</text:span> will light one, spending wood from your inventory. If no wood is available, <text:span text:style-name="T280">you</text:span> will not make a fire. If you do not wish to spend the wood <text:span text:style-name="T276">you have</text:span>, hold [N] to kneel down without building a fire. <text:span text:style-name="T277">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1">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8">is elevated</text:span> by 20% of your maximum toxicity, and your toxicity points clear <text:span text:style-name="T185">faster</text:span>. <text:span text:style-name="T279">Oils you apply to your blades and potions you drink during this time have their duration increased by 20%.</text:span></text:p>
      <text:p text:style-name="P51"/>
      <text:p text:style-name="P51"><text:tab/><text:span text:style-name="T258">- </text:span><text:span text:style-name="T260">Crafting</text:span></text:p>
      <text:p text:style-name="P161">To make an item in <text:span text:style-name="T111">The Witcher 3: Wild Hunt</text:span>, you <text:span text:style-name="T256">find the entry for the item you wish to make in a drop-down menu, then click on it to view its ingredients. Fill </text:span>each of <text:span text:style-name="T256">the product item’s</text:span> ingredient slots with an appropriate item, then fuse them with a button press. <text:span text:style-name="T257">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7">substituted. Many other ingredient requirements, especially alchemy ingredients, can be satisfied with more than one available item.</text:span></text:p>
      <text:p text:style-name="P162"><text:span text:style-name="T257">To switch between eligible ingredients, click on them in the crafting interface and </text:span><text:span text:style-name="T129">use the up and down arrow keys or mousewheel</text:span><text:span text:style-name="T257">.</text:span></text:p>
      <text:p text:style-name="P52"/>
      <text:p text:style-name="P52"><text:tab/><text:span text:style-name="T258">- </text:span><text:span text:style-name="T261">Dismantling</text:span></text:p>
      <text:p text:style-name="P53">Many <text:span text:style-name="T28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8">- </text:span><text:span text:style-name="T263">Ingredient Quality</text:span></text:p>
      <text:p text:style-name="P55">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3">witcher gear” (green)</text:span> items, which have a rarity rating of 5.</text:p>
      <text:p text:style-name="P56">In some recipes, certain ingredients, like the bottles in your potions, are excluded from the calculation of <text:span text:style-name="T284">an </text:span>average, because <text:span text:style-name="T284">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8">- </text:span><text:span text:style-name="T264">Ability Sets</text:span></text:p>
      <text:p text:style-name="P62">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few <text:span text:style-name="T287">bonuses. The exact values are random and determined when you craft the item.</text:span></text:p>
      <text:p text:style-name="P59"><text:soft-page-break/></text:p>
      <text:p text:style-name="P4"><text:span text:style-name="T22"><text:tab/></text:span><text:span text:style-name="T271">- Alchemy Recipes</text:span></text:p>
      <text:p text:style-name="P6"><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72">-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8">- </text:span><text:span text:style-name="T266">Ingredient Quantity</text:span></text:p>
      <text:p text:style-name="P65">Every base and alchemical substance has a qua<text:span text:style-name="T288">nti</text:span>ty rating of 1, 2, or <text:span text:style-name="T288">4</text:span>. <text:span text:style-name="T288">Each ingredient provides a number of recipe units equal to its quantity rating.</text:span></text:p>
      <text:p text:style-name="P65">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text:soft-page-break/>requirement, <text:span text:style-name="T289">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4">Other ingredients are described as “low/weak,” “moderate,” or “rich” sources of their corresponding primary substance, indicating their status as 1, 2, or <text:span text:style-name="T290">4</text:span> quantity ingredients, respectively.</text:p>
      <text:p text:style-name="P64"><text:span text:style-name="T26">[</text:span><text:span text:style-name="T292">February 08</text:span><text:span text:style-name="T26">, 2019: Discussion is ongoing about standardizing this terminology.]</text:span></text:p>
      <text:p text:style-name="P60"/>
      <text:p text:style-name="P60"><text:tab/><text:span text:style-name="T258">- </text:span><text:span text:style-name="T265">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73">- </text:span><text:span text:style-name="T274">Secondary Substances</text:span></text:p>
      <text:p text:style-name="P93">Some alchemy ingredients <text:span text:style-name="T285">contain one of the three secondary substances, </text:span><text:span text:style-name="T114">nigredo</text:span><text:span text:style-name="T285">, </text:span><text:span text:style-name="T114">albedo</text:span><text:span text:style-name="T285">, and </text:span><text:span text:style-name="T114">rubedo</text:span><text:span text:style-name="T285">. If you line up ingredients for your potion (and only potions) t</text:span><text:span text:style-name="T186">hat </text:span><text:span text:style-name="T135">all cont</text:span><text:span text:style-name="T130">ain the same secondary substance</text:span><text:span text:style-name="T285">,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11">nigredo</text:span> buff grants you 10% bonus damage. <text:span text:style-name="T286">The </text:span><text:span text:style-name="T115">albedo</text:span><text:span text:style-name="T286"> buff reduces all toxicity points you would gain by 20% until it expires, including on the potion that applies the buff. The </text:span><text:span text:style-name="T115">rubedo</text:span><text:span text:style-name="T286"> buff heals you 0.3% of your maximum vitality every second.</text:span></text:p>
      <text:p text:style-name="P60">Secondary substances disappear from an ingredient when you distill it into a sample of primary substance.</text:p>
      <text:p text:style-name="P54"/>
      <text:p text:style-name="P54"><text:tab/><text:span text:style-name="T258">- </text:span><text:span text:style-name="T262">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8">- </text:span><text:span text:style-name="T267">Potions</text:span></text:p>
      <text:p text:style-name="P69">Potions have a non-optional drinking animation. Do not expect to be able to consume a potion while under immediate pressure.</text:p>
      <text:p text:style-name="P67"/>
      <text:p text:style-name="P67"><text:tab/><text:span text:style-name="T258">-</text:span><text:span text:style-name="T268"> Oils</text:span></text:p>
      <text:p text:style-name="P70">Any oil can be applied to any <text:span text:style-name="T293">melee weapon</text:span>. When you exit the inventory screen after applying an oil, <text:span text:style-name="T298">you</text:span> will play an animation running <text:span text:style-name="T298">your</text:span> hand down the length of <text:span text:style-name="T298">your</text:span> weapon on both sides. <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8">- </text:span><text:span text:style-name="T269">Bombs</text:span></text:p>
      <text:p text:style-name="P72">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3"><text:soft-page-break/>To cancel a prepared bomb throw, jump.</text:p>
      <text:p text:style-name="P72"/>
      <text:p text:style-name="P72"><text:tab/><text:span text:style-name="T258">- </text:span><text:span text:style-name="T270">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204">Signs and Talents</text:p>
      <text:p text:style-name="P68"/>
      <text:p text:style-name="P68"><text:tab/><text:span text:style-name="T299">- </text:span><text:span text:style-name="T300">Aard</text:span></text:p>
      <text:p text:style-name="P27"><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7"><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6"/>
      <text:p text:style-name="P76"><text:tab/><text:span text:style-name="T299">- </text:span><text:span text:style-name="T301">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8">Its alternate mode fires a continuous stream that slows enemies.</text:p>
      <text:p text:style-name="P77"/>
      <text:p text:style-name="P11"><text:span text:style-name="T30"><text:tab/></text:span><text:span text:style-name="T303">- Yrden</text:span></text:p>
      <text:p text:style-name="P12"><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9"/>
      <text:p text:style-name="P11"><text:soft-page-break/><text:span text:style-name="T31"><text:tab/></text:span><text:span text:style-name="T304">-</text:span><text:span text:style-name="T305">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6">- </text:span><text:span text:style-name="T307">Axii</text:span></text:p>
      <text:p text:style-name="P15"><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5"><text:span text:style-name="T104">I</text:span><text:span text:style-name="T44">ts alternate version allows you to switch an enemy to your side instead of stunning them </text:span><text:span text:style-name="T48">(see Status Effects)</text:span><text:span text:style-name="T44">.</text:span></text:p>
      <text:p text:style-name="P75"/>
      <text:p text:style-name="P15"><text:span text:style-name="T44"><text:tab/></text:span><text:span text:style-name="T306">- </text:span><text:span text:style-name="T308">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6"><text:soft-page-break/>Each skill point is associated with the skill that generated it, and cannot be used interchangeably with the other fifteen types of skill point.</text:p>
      <text:p text:style-name="P87">You gain progression in each of the sixteen skills by using that skill.</text:p>
      <text:p text:style-name="P87"/>
      <text:list xml:id="list3867039395" text:style-name="L4">
        <text:list-item>
          <text:p text:style-name="P213"><text:span text:style-name="T165">Fast Attack</text:span><text:span text:style-name="T1">: Use fast attacks. Progress 50% faster by hitting enemies.</text:span></text:p>
        </text:list-item>
        <text:list-item>
          <text:p text:style-name="P213"><text:span text:style-name="T165">Strong Attack</text:span><text:span text:style-name="T1">: Use strong attacks. Progress 50% faster by hitting enemies.</text:span></text:p>
        </text:list-item>
        <text:list-item>
          <text:p text:style-name="P213"><text:span text:style-name="T165">Defense</text:span><text:span text:style-name="T1">: Use blocks, dodges, and counters.</text:span></text:p>
        </text:list-item>
        <text:list-item>
          <text:p text:style-name="P213"><text:span text:style-name="T165">Ranged Combat</text:span><text:span text:style-name="T1">: Use a crossbow. Progress </text:span><text:span text:style-name="T99">50%</text:span><text:span text:style-name="T1"> faster by hitting enemies.</text:span></text:p>
        </text:list-item>
        <text:list-item>
          <text:p text:style-name="P213"><text:span text:style-name="T165">Battle Trance</text:span><text:span text:style-name="T1">: Complete combat encounters. At least one enemy must die for a </text:span><text:span text:style-name="T184">combat to qualify. Progress 50% faster by taking no damage in that combat.</text:span></text:p>
          <text:p text:style-name="P219"/>
        </text:list-item>
        <text:list-item>
          <text:p text:style-name="P221"><text:span text:style-name="T314">Aard Sign</text:span><text:span text:style-name="T1">: Use the Aard Sign.</text:span></text:p>
        </text:list-item>
        <text:list-item>
          <text:p text:style-name="P221"><text:span text:style-name="T314">Igni Sign</text:span><text:span text:style-name="T1">: Use the Igni Sign.</text:span></text:p>
        </text:list-item>
        <text:list-item>
          <text:p text:style-name="P221"><text:span text:style-name="T314">Yrden Sign</text:span><text:span text:style-name="T1">: Use the Yrden Sign.</text:span></text:p>
        </text:list-item>
        <text:list-item>
          <text:p text:style-name="P221"><text:span text:style-name="T314">Quen Sign</text:span><text:span text:style-name="T1">: Use the Quen Sign.</text:span></text:p>
        </text:list-item>
        <text:list-item>
          <text:p text:style-name="P221"><text:span text:style-name="T314">Axii Sign</text:span><text:span text:style-name="T1">: Use the Axii Sign.</text:span></text:p>
          <text:p text:style-name="P220"/>
        </text:list-item>
        <text:list-item>
          <text:p text:style-name="P221"><text:span text:style-name="T275">Brewing</text:span><text:span text:style-name="T1">: </text:span><text:span text:style-name="T52">Craft any recipe in the “Potions” category.</text:span></text:p>
        </text:list-item>
        <text:list-item>
          <text:p text:style-name="P221"><text:span text:style-name="T275">Oil Preparation</text:span><text:span text:style-name="T1">: </text:span><text:span text:style-name="T52">Craft any recipe in the “Oils” category. </text:span><text:span text:style-name="T53">Apply oils to your weapons.</text:span></text:p>
        </text:list-item>
        <text:list-item>
          <text:p text:style-name="P221"><text:span text:style-name="T275">Bomb Creation</text:span><text:span text:style-name="T1">: </text:span><text:span text:style-name="T52">Craft any recipe in the “Bombs” category. Throw bombs. Plant bombs in monster nests.</text:span></text:p>
        </text:list-item>
        <text:list-item>
          <text:p text:style-name="P221"><text:span text:style-name="T275">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1"><text:span text:style-name="T275">Trial of the Grasses</text:span><text:span text:style-name="T1">: </text:span><text:span text:style-name="T52">Drink potions and decoctions.</text:span></text:p>
          <text:p text:style-name="P220"/>
        </text:list-item>
        <text:list-item>
          <text:p text:style-name="P221"><text:span text:style-name="T241">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302">- </text:span><text:span text:style-name="T309">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text:span text:style-name="T339">after traveling to</text:span> Toussaint.</text:p>
      <text:p text:style-name="P109"><text:span text:style-name="T1">All the talents where you have spent your points are </text:span><text:span text:style-name="T64">always on</text:span><text:span text:style-name="T1">, regardless of how many different talents you have.</text:span></text:p>
      <text:p text:style-name="P166"/>
      <text:p text:style-name="P109"><text:span text:style-name="T1"><text:tab/></text:span><text:span text:style-name="T302">- </text:span><text:span text:style-name="T310">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8"/>
      <text:p text:style-name="P110"><text:span text:style-name="T56"><text:tab/></text:span><text:span text:style-name="T311">- </text:span><text:span text:style-name="T312">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302">- </text:span><text:span text:style-name="T313">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05">Technical Information</text:p>
      <text:p text:style-name="P80"/>
      <text:p text:style-name="P80"><text:tab/><text:span text:style-name="T225">- </text:span><text:span text:style-name="T234">How </text:span><text:span text:style-name="T235">Is Damage Calculated</text:span><text:span text:style-name="T234">?</text:span></text:p>
      <text:p text:style-name="P81">Every attack has a random damage output, chosen linearly from an uninterrupted range of integer values, expressible in the form <text:span text:style-name="T119">total = min + 1d(max-min)</text:span> using dice algebra notation.</text:p>
      <text:p text:style-name="P82">Attacks also have one or more damage types, from the following list: frost, force, poison, fire, physical, silver, slashing, piercing, bludgeoning, rending, elemental, shock, morale, and direct.</text:p>
      <text:p text:style-name="P82">Every character has a resistance value for every one of these damage types. That resistance value is 0% unless an effect or equipment or racial trait changes it.</text:p>
      <text:p text:style-name="P83">Every attack has an AP (armor piercing) rating, <text:span text:style-name="T315">expressed as a percentage.</text:span></text:p>
      <text:p text:style-name="P84">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4">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4">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4">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4"/>
      <text:p text:style-name="P84"><text:soft-page-break/><text:tab/><text:span text:style-name="T225">- </text:span><text:span text:style-name="T236">How Many Points Does Quen Lose?</text:span></text:p>
      <text:p text:style-name="P85">After Quen reduces damage dealt to you by the number of Quen points you have, <text:span text:style-name="T318">two numbers are calculated:</text:span></text:p>
      <text:p text:style-name="P177"><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78">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78">Your Quen shield now loses points equal to <text:span text:style-name="T119">x * y / (Quen Intensity)</text:span><text:span text:style-name="T321">2</text:span>.</text:p>
      <text:p text:style-name="P178"/>
      <text:p text:style-name="P178"><text:tab/><text:span text:style-name="T225">- </text:span><text:span text:style-name="T237">What Do The Difficulty Settings Do?</text:span></text:p>
      <text:p text:style-name="P179">4: 100% enemy damage, 100% enemy health.</text:p>
      <text:p text:style-name="P179">3: 90% enemy damage, 80% enemy health.</text:p>
      <text:p text:style-name="P179">2: 75% enemy damage, 65% enemy health.</text:p>
      <text:p text:style-name="P179">1: 50% enemy damage, 50% enemy health.</text:p>
      <text:p text:style-name="P178"/>
      <text:p text:style-name="P178"><text:tab/><text:span text:style-name="T225">- </text:span><text:span text:style-name="T238">Where’s My Ingredient?</text:span></text:p>
      <text:p text:style-name="P18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1">[January 23, 2019: We hope <text:span text:style-name="T323">soon</text:span> to provide information on ingredient availability by <text:span text:style-name="T322">map </text:span>region.]</text:p>
      <text:p text:style-name="P178"/>
      <text:p text:style-name="P178"><text:tab/><text:span text:style-name="T225">- </text:span><text:span text:style-name="T239">Which Recipes Am I Missing?</text:span></text:p>
      <text:p text:style-name="P182">Recipes are presented below without bases, bottles, vials, or bomb cases.</text:p>
      <text:p text:style-name="P184">This is the full list of (basic quality, <text:span text:style-name="T324">quest unrelated</text:span>) potions:</text:p>
      <text:list xml:id="list1493454864" text:style-name="L5">
        <text:list-item>
          <text:p text:style-name="P227"><text:soft-page-break/>Black Blood – <text:span text:style-name="T325">4 aether, 8 vermilion, 4 vitriol</text:span></text:p>
        </text:list-item>
        <text:list-item>
          <text:p text:style-name="P227">Blizzard – <text:span text:style-name="T325">4 hydragenum, 4 rebis, 4 vermilion, 8 vitriol</text:span></text:p>
        </text:list-item>
        <text:list-item>
          <text:p text:style-name="P227">Cat – <text:span text:style-name="T325">4 aether, 4 hydragenum, 8 quebrith</text:span></text:p>
        </text:list-item>
        <text:list-item>
          <text:p text:style-name="P227">Full Moon – <text:span text:style-name="T326">8 aether, 4 hydragenum, 8 quebrith, 4 vermilion</text:span></text:p>
        </text:list-item>
        <text:list-item>
          <text:p text:style-name="P227">Golden Oriole – <text:span text:style-name="T326">8 quebrith, 4 rebis, 4 vitriol</text:span></text:p>
        </text:list-item>
        <text:list-item>
          <text:p text:style-name="P227">Maribor Forest – <text:span text:style-name="T327">4 aether, 8 hydragenum, 4 rebis, 4 vitriol</text:span></text:p>
        </text:list-item>
        <text:list-item>
          <text:p text:style-name="P227">Petri’s Philter – <text:span text:style-name="T327">8 aether, 8 hydragenum, 4 quebrith, 4 vitriol</text:span></text:p>
        </text:list-item>
        <text:list-item>
          <text:p text:style-name="P227">Swallow – <text:span text:style-name="T328">4 aether, 12 rebis, 4 vitriol</text:span></text:p>
        </text:list-item>
        <text:list-item>
          <text:p text:style-name="P227">Tawny Owl – <text:span text:style-name="T328">12 aether, 4 rebis, 4 vitriol</text:span></text:p>
        </text:list-item>
        <text:list-item>
          <text:p text:style-name="P227">Thunderbolt – <text:span text:style-name="T328">8 rebis, 8 vermilion, 8 vitriol</text:span></text:p>
        </text:list-item>
        <text:list-item>
          <text:p text:style-name="P227">Tiara – <text:span text:style-name="T326">4 aether, 4 quebrith, 4 rebis, 8 vermilion</text:span></text:p>
        </text:list-item>
        <text:list-item>
          <text:p text:style-name="P227">White Honey – <text:span text:style-name="T329">8 hydragenum, 4 quebrith, 4 rebis</text:span></text:p>
        </text:list-item>
        <text:list-item>
          <text:p text:style-name="P227">White Raffard’s Decoction – <text:span text:style-name="T329">8 hydragenum, 4 quebrith, 8 rebis, 4 vitriol</text:span></text:p>
        </text:list-item>
      </text:list>
      <text:p text:style-name="P185">This is the full list of decoctions:</text:p>
      <text:list xml:id="list1742297540" text:style-name="L6">
        <text:list-item>
          <text:p text:style-name="P228">Cursed – 36 rebis, 20 vitriol, 14 red mutagen (lesser), 1 cursed mutagen</text:p>
        </text:list-item>
        <text:list-item>
          <text:p text:style-name="P228">Draconid – 24 hydragenum, 40 vermilion, 10 green mutagen (lesser), 1 draconid mutagen</text:p>
        </text:list-item>
        <text:list-item>
          <text:p text:style-name="P228">Elemental – 60 aether, 10 blue mutagen (lesser), 1 elemental mutagen</text:p>
        </text:list-item>
        <text:list-item>
          <text:p text:style-name="P228">Hybrid – 40 rebis, 16 quebrith, 12 green mutagen (lesser), 1 hybrid mutagen</text:p>
        </text:list-item>
        <text:list-item>
          <text:p text:style-name="P228">Insectoid – 28 rebis, 32 quebrith, 14 green mutagen (lesser), 1 insectoid mutagen</text:p>
        </text:list-item>
        <text:list-item>
          <text:p text:style-name="P228">Necrophage – 48 vitriol, 10 red mutagen (lesser), 1 necrophage mutagen</text:p>
        </text:list-item>
        <text:list-item>
          <text:p text:style-name="P228">Ogroid – 52 vitriol, 12 red mutagen (lesser), 1 ogroid mutagen</text:p>
        </text:list-item>
        <text:list-item>
          <text:p text:style-name="P229">Relict – 20 quebrith, 44 vitriol, 10 blue mutagen (lesser), 1 relict mutagen</text:p>
        </text:list-item>
        <text:list-item>
          <text:p text:style-name="P229">Spectre – 16 hydragenum, 36 vitriol, 12 blue mutagen (lesser), 1 spectre mutagen</text:p>
        </text:list-item>
        <text:list-item>
          <text:p text:style-name="P230">Vampire – 44 aether, 24 quebrith, 10 <text:span text:style-name="T330">red</text:span> mutagen (<text:span text:style-name="T330">lesser</text:span>), 1 vampire mutagen</text:p>
        </text:list-item>
      </text:list>
      <text:p text:style-name="P186">This is the full list of (basic quality) oils:</text:p>
      <text:list xml:id="list4010759957" text:style-name="L7">
        <text:list-item>
          <text:p text:style-name="P231">Argentia Oil – <text:span text:style-name="T331">8 aether, 8 hydragenum, 4 quebrith, 4 vitriol, </text:span><text:span text:style-name="T131">1 silver</text:span></text:p>
        </text:list-item>
        <text:list-item>
          <text:p text:style-name="P231">Brown Oil – <text:span text:style-name="T332">8 quebrith, 4 rebis, 12 vermilion, 4 vitriol</text:span></text:p>
        </text:list-item>
        <text:list-item>
          <text:p text:style-name="P231"><text:soft-page-break/>Corrosive Oil – <text:span text:style-name="T332">4 aether, 12 quebrith, 8 vermilion, 8 vitriol</text:span></text:p>
        </text:list-item>
        <text:list-item>
          <text:p text:style-name="P231">Falka’s Blood – <text:span text:style-name="T332">4 aether, 4 hydragenum, 8 quebrith, 8 vermilion</text:span></text:p>
        </text:list-item>
        <text:list-item>
          <text:p text:style-name="P231">Flammable Oil – <text:span text:style-name="T332">4 hydragenum, 8 quebrith, 12 vermilion, 4 vitriol</text:span></text:p>
        </text:list-item>
        <text:list-item>
          <text:p text:style-name="P231">Paralysis Oil – <text:span text:style-name="T332">8 aether, 4 hydragenum, 8 rebis, 12 vitriol</text:span></text:p>
        </text:list-item>
        <text:list-item>
          <text:p text:style-name="P231">Poisonous Oil – <text:span text:style-name="T332">8 quebrith, 12 rebis, 4 vermilion, 8 vitriol</text:span></text:p>
        </text:list-item>
        <text:list-item>
          <text:p text:style-name="P231">Rime Oil – <text:span text:style-name="T331">8 aether, 8 hydragenum, 4 rebis, 8 vitriol</text:span></text:p>
        </text:list-item>
        <text:list-item>
          <text:p text:style-name="P231">Veil Oil – <text:span text:style-name="T332">12 aether, 8 hydragenum, 4 vitriol, </text:span><text:span text:style-name="T132">1 glowing ore</text:span></text:p>
        </text:list-item>
      </text:list>
      <text:p text:style-name="P186">This is the full list of (basic quality) <text:span text:style-name="T333">bombs</text:span>:</text:p>
      <text:list xml:id="list4156859701" text:style-name="L8">
        <text:list-item>
          <text:p text:style-name="P232">Dancing Star – <text:span text:style-name="T334">8 aether, 12 quebrith, 4 rebis, 12 vermilion, 4 vitriol</text:span></text:p>
        </text:list-item>
        <text:list-item>
          <text:p text:style-name="P232">Devil’s Puffball – <text:span text:style-name="T334">8 hydragenum, 12 rebis, 8 vermilion, 8 vitriol</text:span></text:p>
        </text:list-item>
        <text:list-item>
          <text:p text:style-name="P232">Dimeritium Bomb – <text:span text:style-name="T334">12 aether, 8 hydragenum, 4 quebrith, 12 rebis, </text:span><text:span text:style-name="T133">1 dimeritium ore</text:span></text:p>
        </text:list-item>
        <text:list-item>
          <text:p text:style-name="P232">Dragon’s Dream – <text:span text:style-name="T334">4 hydragenum, 12 quebrith, 8 rebis, 12 vermilion, 4 vitriol</text:span></text:p>
        </text:list-item>
        <text:list-item>
          <text:p text:style-name="P232">Grapeshot – <text:span text:style-name="T334">12 quebrith, 8 rebis, 8 vermilion, 4 vitriol</text:span></text:p>
        </text:list-item>
        <text:list-item>
          <text:p text:style-name="P232">Moon Dust – <text:span text:style-name="T334">8 aether, 12 hydragenum, 4 vermilion, 12 vitriol, </text:span><text:span text:style-name="T133">3 silver</text:span></text:p>
        </text:list-item>
        <text:list-item>
          <text:p text:style-name="P232">Northern <text:span text:style-name="T334">Wind – 8 aether, 12 hydragenum, 4 quebrith, 4 vermilion, 8 vitriol</text:span></text:p>
        </text:list-item>
        <text:list-item>
          <text:p text:style-name="P232">Samum – <text:span text:style-name="T334">8 aether, 8 hydragenum, 8 rebis, 8 vermilion</text:span></text:p>
        </text:list-item>
      </text:list>
      <text:p text:style-name="P183">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78"/>
      <text:p text:style-name="P187"><text:tab/><text:span text:style-name="T216">- </text:span><text:span text:style-name="T242">What Does an Enhanced Potion Do?</text:span></text:p>
      <text:p text:style-name="P175">Enhanced and Superior potions have extended durations, <text:span text:style-name="T340">increased effects,</text:span> and reduced toxicity costs.</text:p>
      <text:p text:style-name="P176">Some superior potions have new effects that emphasize the potion’s story or mechanical role:</text:p>
      <text:list xml:id="list2002433886" text:style-name="L9">
        <text:list-item>
          <text:p text:style-name="P222">Swallow: Taking damage no longer interrupts the effect.</text:p>
        </text:list-item>
        <text:list-item>
          <text:p text:style-name="P222">Tawny Owl: <text:span text:style-name="T341">Potion t</text:span>imer does not run at <text:span text:style-name="T185">night</text:span>.</text:p>
        </text:list-item>
        <text:list-item>
          <text:p text:style-name="P222">Maribor Forest: Toxicity impedes vigor regeneration <text:span text:style-name="T185">less</text:span>.</text:p>
        </text:list-item>
        <text:list-item>
          <text:p text:style-name="P222">Full Moon: Heals vitality by an <text:span text:style-name="T185">amount</text:span> equal to current toxicity.</text:p>
        </text:list-item>
        <text:list-item>
          <text:p text:style-name="P222"><text:soft-page-break/>Cat: Increased safe dodge angle (+15).</text:p>
        </text:list-item>
        <text:list-item>
          <text:p text:style-name="P222">Thunderbolt: Critical hits have a 25% chance to slow time by 50% for 2 seconds.</text:p>
        </text:list-item>
        <text:list-item>
          <text:p text:style-name="P223">Petri’s Philter: Signs with optional special effects always apply them.</text:p>
        </text:list-item>
      </text:list>
      <text:p text:style-name="P233"/>
      <text:p text:style-name="P235"><text:tab/><text:span text:style-name="T225">- </text:span><text:span text:style-name="T240">What is a Set Bonus?</text:span></text:p>
      <text:p text:style-name="P236">When you wear four pieces of armor of the same weight (light, medium, or heavy), you receive one of these bonuses:</text:p>
      <text:p text:style-name="P236"/>
      <text:list xml:id="list1894208154" text:style-name="L10">
        <text:list-item>
          <text:p text:style-name="P224">Light: +15 degrees safe dodge angle.</text:p>
        </text:list-item>
        <text:list-item>
          <text:p text:style-name="P224">Medium: 15% chance to resist status effects.</text:p>
        </text:list-item>
        <text:list-item>
          <text:p text:style-name="P224">Heavy: 20% chance to stagger enemies when you block.</text:p>
        </text:list-item>
      </text:list>
      <text:p text:style-name="P236"/>
      <text:p text:style-name="P236">When you wear <text:span text:style-name="T134">five</text:span><text:span text:style-name="T343"> pieces</text:span> from the same Witcher school, you get one of these bonuses <text:span text:style-name="T343">(these sets contain swords!)</text:span>:</text:p>
      <text:p text:style-name="P236"/>
      <text:list xml:id="list939406486" text:style-name="L11">
        <text:list-item>
          <text:p text:style-name="P225">Cat: <text:span text:style-name="T344">Attacks from behind deal 10% more damage and, if available, spend 15% adrenaline to stun the target. Allows moderate adrenaline gain at high vitality.</text:span></text:p>
        </text:list-item>
        <text:list-item>
          <text:p text:style-name="P225">Griffin: <text:span text:style-name="T345">The size of Yrden circles is increased by 15%. Vigor regeneration is increased by 20% while standing in an Yrden circle.</text:span></text:p>
        </text:list-item>
        <text:list-item>
          <text:p text:style-name="P225">Bear: <text:span text:style-name="T346">Incoming unblockable attacks can now be blocked for partial damage reduction and they no longer stagger you.</text:span></text:p>
        </text:list-item>
        <text:list-item>
          <text:p text:style-name="P225">Wolf: <text:span text:style-name="T346">An additional oil can be applied to your weapons.</text:span></text:p>
        </text:list-item>
        <text:list-item>
          <text:p text:style-name="P225">Viper: <text:span text:style-name="T347">Applying poison to an opponent paralyzes them for five seconds and causes them to take stamina damage from the poison in addition to vitality damage.</text:span></text:p>
        </text:list-item>
        <text:list-item>
          <text:p text:style-name="P225">Manticore: <text:span text:style-name="T347">50% chance to keep monster mutagens when brewing decoctions.</text:span></text:p>
        </text:list-item>
      </text:list>
      <text:p text:style-name="P236"/>
      <text:p text:style-name="P236"><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236"/>
      <text:list xml:id="list3057134567" text:style-name="L12">
        <text:list-item>
          <text:p text:style-name="P226">Cat: <text:span text:style-name="T349">Alternating fast and strong attacks increases the damage on your next attack for 6s. The increase is 2.5% per set piece equipped.</text:span></text:p>
        </text:list-item>
        <text:list-item>
          <text:p text:style-name="P226">Griffin: <text:span text:style-name="T351">For 3 seconds after you cast a standard-mode sign with vigor, you may cast a standard-mode sign for free.</text:span></text:p>
        </text:list-item>
        <text:list-item>
          <text:p text:style-name="P226">Bear: <text:span text:style-name="T351">Blocks and counters generate stacks, up to 5. Each stack increases critical hit chance by 3%. Strong attack at maximum stacks to consume all stacks and guarantee knockdown.</text:span></text:p>
        </text:list-item>
        <text:list-item>
          <text:p text:style-name="P226">Wolf:</text:p>
        </text:list-item>
        <text:list-item>
          <text:p text:style-name="P226">Viper:</text:p>
        </text:list-item>
        <text:list-item>
          <text:p text:style-name="P226">Manticore: <text:span text:style-name="T350">Whenever you brew a potion or oil, 30% chance to double the output.</text:span></text:p>
        </text:list-item>
      </text:list>
      <text:p text:style-name="P234"/>
      <text:p text:style-name="P237">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22:45:35.798000000</dc:date>
    <meta:editing-duration>PT5H41M16S</meta:editing-duration>
    <meta:editing-cycles>228</meta:editing-cycles>
    <meta:generator>LibreOffice/6.0.7.3$Windows_X86_64 LibreOffice_project/dc89aa7a9eabfd848af146d5086077aeed2ae4a5</meta:generator>
    <meta:document-statistic meta:table-count="0" meta:image-count="0" meta:object-count="0" meta:page-count="35" meta:paragraph-count="379" meta:word-count="8420" meta:character-count="48836" meta:non-whitespace-character-count="40765"/>
  </office:meta>
</office:document-meta>
</file>